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D0000014EDB1EE0E4496E50F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5.147cm" svg:x="0.055cm" svg:y="0.353cm">
          <draw:image xlink:href="Pictures/10000000000003CD0000014EDB1EE0E4496E50F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06T15:40:11.713000000</dc:date>
    <meta:editing-duration>PT2M39S</meta:editing-duration>
    <meta:editing-cycles>3</meta:editing-cycles>
    <meta:generator>LibreOffice/5.1.3.2$Windows_x86 LibreOffice_project/644e4637d1d8544fd9f56425bd6cec110e49301b</meta:generator>
    <meta:document-statistic meta:object-count="1"/>
  </office:meta>
</office:document-meta>
</file>